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lockSize 4By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07">
            <text:p>0.839507</text:p>
          </table:table-cell>
          <table:table-cell office:value-type="float" office:value="0.837034">
            <text:p>0.837034</text:p>
          </table:table-cell>
          <table:table-cell office:value-type="float" office:value="0.837104">
            <text:p>0.837104</text:p>
          </table:table-cell>
          <table:table-cell office:value-type="float" office:value="0.837193">
            <text:p>0.837193</text:p>
          </table:table-cell>
          <table:table-cell office:value-type="float" office:value="0.837293">
            <text:p>0.837293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17">
            <text:p>0.836617</text:p>
          </table:table-cell>
          <table:table-cell office:value-type="float" office:value="0.834432">
            <text:p>0.834432</text:p>
          </table:table-cell>
          <table:table-cell office:value-type="float" office:value="0.833797">
            <text:p>0.833797</text:p>
          </table:table-cell>
          <table:table-cell office:value-type="float" office:value="0.833837">
            <text:p>0.833837</text:p>
          </table:table-cell>
          <table:table-cell office:value-type="float" office:value="0.833688">
            <text:p>0.83368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79">
            <text:p>0.833479</text:p>
          </table:table-cell>
          <table:table-cell office:value-type="float" office:value="0.833112">
            <text:p>0.833112</text:p>
          </table:table-cell>
          <table:table-cell office:value-type="float" office:value="0.832873">
            <text:p>0.832873</text:p>
          </table:table-cell>
          <table:table-cell office:value-type="float" office:value="0.832774">
            <text:p>0.832774</text:p>
          </table:table-cell>
          <table:table-cell office:value-type="float" office:value="0.832814">
            <text:p>0.8328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59">
            <text:p>0.826259</text:p>
          </table:table-cell>
          <table:table-cell table:number-columns-repeated="4" office:value-type="float" office:value="0.825881">
            <text:p>0.82588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825723">
            <text:p>0.825723</text:p>
          </table:table-cell>
          <table:table-cell office:value-type="float" office:value="0.825881">
            <text:p>0.825881</text:p>
          </table:table-cell>
          <table:table-cell office:value-type="float" office:value="0.825742">
            <text:p>0.825742</text:p>
          </table:table-cell>
          <table:table-cell office:value-type="float" office:value="0.825752">
            <text:p>0.825752</text:p>
          </table:table-cell>
          <table:table-cell office:value-type="float" office:value="0.825742">
            <text:p>0.82574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776337">
            <text:p>0.0776337</text:p>
          </table:table-cell>
          <table:table-cell office:value-type="float" office:value="0.0641322">
            <text:p>0.0641322</text:p>
          </table:table-cell>
          <table:table-cell office:value-type="float" office:value="0.0633327">
            <text:p>0.0633327</text:p>
          </table:table-cell>
          <table:table-cell office:value-type="float" office:value="0.0603127">
            <text:p>0.0603127</text:p>
          </table:table-cell>
          <table:table-cell office:value-type="float" office:value="0.0602238">
            <text:p>0.0602238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594244">
            <text:p>0.0594244</text:p>
          </table:table-cell>
          <table:table-cell office:value-type="float" office:value="0.0502754">
            <text:p>0.0502754</text:p>
          </table:table-cell>
          <table:table-cell office:value-type="float" office:value="0.044857">
            <text:p>0.044857</text:p>
          </table:table-cell>
          <table:table-cell office:value-type="float" office:value="0.0452123">
            <text:p>0.0452123</text:p>
          </table:table-cell>
          <table:table-cell office:value-type="float" office:value="0.0444129">
            <text:p>0.0444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464559">
            <text:p>0.0464559</text:p>
          </table:table-cell>
          <table:table-cell office:value-type="float" office:value="0.0429916">
            <text:p>0.0429916</text:p>
          </table:table-cell>
          <table:table-cell office:value-type="float" office:value="0.0414816">
            <text:p>0.0414816</text:p>
          </table:table-cell>
          <table:table-cell office:value-type="float" office:value="0.0408598">
            <text:p>0.0408598</text:p>
          </table:table-cell>
          <table:table-cell office:value-type="float" office:value="0.0410375">
            <text:p>0.0410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432581">
            <text:p>0.0432581</text:p>
          </table:table-cell>
          <table:table-cell table:number-columns-repeated="4" office:value-type="float" office:value="0.040771">
            <text:p>0.040771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0393498">
            <text:p>0.0393498</text:p>
          </table:table-cell>
          <table:table-cell office:value-type="float" office:value="0.040771">
            <text:p>0.040771</text:p>
          </table:table-cell>
          <table:table-cell office:value-type="float" office:value="0.0395274">
            <text:p>0.0395274</text:p>
          </table:table-cell>
          <table:table-cell office:value-type="float" office:value="0.0396163">
            <text:p>0.0396163</text:p>
          </table:table-cell>
          <table:table-cell office:value-type="float" office:value="0.0395274">
            <text:p>0.0395274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935415">
            <text:p>0.935415</text:p>
          </table:table-cell>
          <table:table-cell office:value-type="float" office:value="0.93433">
            <text:p>0.93433</text:p>
          </table:table-cell>
          <table:table-cell office:value-type="float" office:value="0.934509">
            <text:p>0.934509</text:p>
          </table:table-cell>
          <table:table-cell office:value-type="float" office:value="0.93499">
            <text:p>0.93499</text:p>
          </table:table-cell>
          <table:table-cell office:value-type="float" office:value="0.935113">
            <text:p>0.935113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934453">
            <text:p>0.934453</text:p>
          </table:table-cell>
          <table:table-cell office:value-type="float" office:value="0.933145">
            <text:p>0.933145</text:p>
          </table:table-cell>
          <table:table-cell table:number-columns-repeated="2" office:value-type="float" office:value="0.933111">
            <text:p>0.933111</text:p>
          </table:table-cell>
          <table:table-cell office:value-type="float" office:value="0.933044">
            <text:p>0.933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932552">
            <text:p>0.932552</text:p>
          </table:table-cell>
          <table:table-cell office:value-type="float" office:value="0.932574">
            <text:p>0.932574</text:p>
          </table:table-cell>
          <table:table-cell office:value-type="float" office:value="0.932496">
            <text:p>0.932496</text:p>
          </table:table-cell>
          <table:table-cell office:value-type="float" office:value="0.932463">
            <text:p>0.932463</text:p>
          </table:table-cell>
          <table:table-cell office:value-type="float" office:value="0.932485">
            <text:p>0.93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924826">
            <text:p>0.924826</text:p>
          </table:table-cell>
          <table:table-cell table:number-columns-repeated="4" office:value-type="float" office:value="0.924714">
            <text:p>0.924714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5" office:value-type="float" office:value="0.924714">
            <text:p>0.924714</text:p>
          </table:table-cell>
          <table:table-cell table:number-columns-repeated="6"/>
        </table:table-row>
      </table:table>
      <table:table table:name="BlockSize 8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16By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1"/>
        <table:table-column table:style-name="co4" table:default-cell-style-name="ce1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Default"/>
          <table:table-cell table:style-name="Default" office:value-type="string">
            <text:p>Associativity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>
            <text:p>1-way Associative</text:p>
          </table:table-cell>
          <table:table-cell table:style-name="Default" office:value-type="string">
            <text:p>2-way Associative</text:p>
          </table:table-cell>
          <table:table-cell table:style-name="Default" office:value-type="string">
            <text:p>4-way Associative</text:p>
          </table:table-cell>
          <table:table-cell table:style-name="Default" office:value-type="string">
            <text:p>8-way Associative</text:p>
          </table:table-cell>
          <table:table-cell table:style-name="Default"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07">
            <text:p>0.839507</text:p>
          </table:table-cell>
          <table:table-cell office:value-type="float" office:value="0.837034">
            <text:p>0.837034</text:p>
          </table:table-cell>
          <table:table-cell office:value-type="float" office:value="0.837104">
            <text:p>0.837104</text:p>
          </table:table-cell>
          <table:table-cell office:value-type="float" office:value="0.837193">
            <text:p>0.837193</text:p>
          </table:table-cell>
          <table:table-cell office:value-type="float" office:value="0.837293">
            <text:p>0.837293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17">
            <text:p>0.836617</text:p>
          </table:table-cell>
          <table:table-cell office:value-type="float" office:value="0.834432">
            <text:p>0.834432</text:p>
          </table:table-cell>
          <table:table-cell office:value-type="float" office:value="0.833797">
            <text:p>0.833797</text:p>
          </table:table-cell>
          <table:table-cell office:value-type="float" office:value="0.833837">
            <text:p>0.833837</text:p>
          </table:table-cell>
          <table:table-cell office:value-type="float" office:value="0.833688">
            <text:p>0.83368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79">
            <text:p>0.833479</text:p>
          </table:table-cell>
          <table:table-cell office:value-type="float" office:value="0.833112">
            <text:p>0.833112</text:p>
          </table:table-cell>
          <table:table-cell office:value-type="float" office:value="0.832873">
            <text:p>0.832873</text:p>
          </table:table-cell>
          <table:table-cell office:value-type="float" office:value="0.832774">
            <text:p>0.832774</text:p>
          </table:table-cell>
          <table:table-cell office:value-type="float" office:value="0.832814">
            <text:p>0.8328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59">
            <text:p>0.826259</text:p>
          </table:table-cell>
          <table:table-cell table:number-columns-repeated="4" office:value-type="float" office:value="0.825881">
            <text:p>0.82588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23">
            <text:p>0.825723</text:p>
          </table:table-cell>
          <table:table-cell office:value-type="float" office:value="0.825742">
            <text:p>0.825742</text:p>
          </table:table-cell>
          <table:table-cell office:value-type="float" office:value="0.825752">
            <text:p>0.825752</text:p>
          </table:table-cell>
          <table:table-cell office:value-type="float" office:value="0.825742">
            <text:p>0.82574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Associativity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>
            <text:p>1-way Associative</text:p>
          </table:table-cell>
          <table:table-cell table:style-name="Default" office:value-type="string">
            <text:p>2-way Associative</text:p>
          </table:table-cell>
          <table:table-cell table:style-name="Default" office:value-type="string">
            <text:p>4-way Associative</text:p>
          </table:table-cell>
          <table:table-cell table:style-name="Default" office:value-type="string">
            <text:p>8-way Associative</text:p>
          </table:table-cell>
          <table:table-cell table:style-name="Default"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776337">
            <text:p>0.0776337</text:p>
          </table:table-cell>
          <table:table-cell office:value-type="float" office:value="0.0641322">
            <text:p>0.0641322</text:p>
          </table:table-cell>
          <table:table-cell office:value-type="float" office:value="0.0633327">
            <text:p>0.0633327</text:p>
          </table:table-cell>
          <table:table-cell office:value-type="float" office:value="0.0603127">
            <text:p>0.0603127</text:p>
          </table:table-cell>
          <table:table-cell office:value-type="float" office:value="0.0602238">
            <text:p>0.0602238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594244">
            <text:p>0.0594244</text:p>
          </table:table-cell>
          <table:table-cell office:value-type="float" office:value="0.0502754">
            <text:p>0.0502754</text:p>
          </table:table-cell>
          <table:table-cell office:value-type="float" office:value="0.044857">
            <text:p>0.044857</text:p>
          </table:table-cell>
          <table:table-cell office:value-type="float" office:value="0.0452123">
            <text:p>0.0452123</text:p>
          </table:table-cell>
          <table:table-cell office:value-type="float" office:value="0.0444129">
            <text:p>0.0444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464559">
            <text:p>0.0464559</text:p>
          </table:table-cell>
          <table:table-cell office:value-type="float" office:value="0.0429916">
            <text:p>0.0429916</text:p>
          </table:table-cell>
          <table:table-cell office:value-type="float" office:value="0.0414816">
            <text:p>0.0414816</text:p>
          </table:table-cell>
          <table:table-cell office:value-type="float" office:value="0.0408598">
            <text:p>0.0408598</text:p>
          </table:table-cell>
          <table:table-cell office:value-type="float" office:value="0.0410375">
            <text:p>0.0410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432581">
            <text:p>0.0432581</text:p>
          </table:table-cell>
          <table:table-cell table:number-columns-repeated="4" office:value-type="float" office:value="0.040771">
            <text:p>0.040771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0393498">
            <text:p>0.0393498</text:p>
          </table:table-cell>
          <table:table-cell office:value-type="float" office:value="0.0395274">
            <text:p>0.0395274</text:p>
          </table:table-cell>
          <table:table-cell office:value-type="float" office:value="0.0396163">
            <text:p>0.0396163</text:p>
          </table:table-cell>
          <table:table-cell office:value-type="float" office:value="0.0395274">
            <text:p>0.039527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Associativity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Default" office:value-type="string">
            <text:p>1-way Associative</text:p>
          </table:table-cell>
          <table:table-cell table:style-name="Default" office:value-type="string">
            <text:p>2-way Associative</text:p>
          </table:table-cell>
          <table:table-cell table:style-name="Default" office:value-type="string">
            <text:p>4-way Associative</text:p>
          </table:table-cell>
          <table:table-cell table:style-name="Default" office:value-type="string">
            <text:p>8-way Associative</text:p>
          </table:table-cell>
          <table:table-cell table:style-name="Default"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935415">
            <text:p>0.935415</text:p>
          </table:table-cell>
          <table:table-cell office:value-type="float" office:value="0.93433">
            <text:p>0.93433</text:p>
          </table:table-cell>
          <table:table-cell office:value-type="float" office:value="0.934509">
            <text:p>0.934509</text:p>
          </table:table-cell>
          <table:table-cell office:value-type="float" office:value="0.93499">
            <text:p>0.93499</text:p>
          </table:table-cell>
          <table:table-cell office:value-type="float" office:value="0.935113">
            <text:p>0.935113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934453">
            <text:p>0.934453</text:p>
          </table:table-cell>
          <table:table-cell office:value-type="float" office:value="0.933145">
            <text:p>0.933145</text:p>
          </table:table-cell>
          <table:table-cell table:number-columns-repeated="2" office:value-type="float" office:value="0.933111">
            <text:p>0.933111</text:p>
          </table:table-cell>
          <table:table-cell office:value-type="float" office:value="0.933044">
            <text:p>0.933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932552">
            <text:p>0.932552</text:p>
          </table:table-cell>
          <table:table-cell office:value-type="float" office:value="0.932574">
            <text:p>0.932574</text:p>
          </table:table-cell>
          <table:table-cell office:value-type="float" office:value="0.932496">
            <text:p>0.932496</text:p>
          </table:table-cell>
          <table:table-cell office:value-type="float" office:value="0.932463">
            <text:p>0.932463</text:p>
          </table:table-cell>
          <table:table-cell office:value-type="float" office:value="0.932485">
            <text:p>0.93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924826">
            <text:p>0.924826</text:p>
          </table:table-cell>
          <table:table-cell table:number-columns-repeated="4" office:value-type="float" office:value="0.924714">
            <text:p>0.924714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5" office:value-type="float" office:value="0.924714">
            <text:p>0.924714</text:p>
          </table:table-cell>
          <table:table-cell table:number-columns-repeated="6"/>
        </table:table-row>
      </table:table>
      <table:table table:name="BlockSize 32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64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128Bytes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<text:s/></text:p>
          </table:table-cell>
          <table:table-cell table:number-columns-repeated="2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256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512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8:2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Diaz</meta:initial-creator>
    <meta:creation-date>2011-11-30T15:01:38</meta:creation-date>
    <dc:date>2011-11-30T18:21:12</dc:date>
    <dc:creator>Ian Buitrago</dc:creator>
    <meta:editing-duration>PT02H42M34S</meta:editing-duration>
    <meta:editing-cycles>20</meta:editing-cycles>
    <meta:generator>OpenOffice.org/3.2$Unix OpenOffice.org_project/320m12$Build-9483</meta:generator>
    <meta:document-statistic meta:table-count="8" meta:cell-count="993" meta:object-count="0"/>
  </office:meta>
</office:document-meta>
</file>